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5-09-10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5-08-1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5-07-31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5-06-1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5-05-11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4-11-1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4-10-1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4-09-1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4-06-1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4-05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3-10-1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3-09-1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3-08-0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3-07-2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3-06-1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3-05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3-04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2-10-18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2-08-1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2-07-1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2-05-1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2-04-2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1-11-1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1-10-2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1-09-1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1-07-23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1-06-18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1-05-1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1-04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0-11-1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0-10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0-09-30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0-08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0-07-1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0-05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20-03-2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9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9-10-1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9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9-08-1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9-07-2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9-06-1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9-05-0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9-04-1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8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8-10-22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8-09-27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8-08-27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8-07-23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8-06-0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8-05-0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8-04-04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7-11-14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7-10-10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7-09-06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7-08-04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7-07-1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7-06-08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7-05-02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7-04-05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6-10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6-09-21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6-08-24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6-07-19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6-06-1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6-05-10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6-04-1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5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5-09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5-08-18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5-07-13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5-06-10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5-05-13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4-09-12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4-08-07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3-11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3-10-2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3-09-2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3-08-2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3-07-2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3-06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3-05-2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3-04-30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2-11-3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2-10-2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2-09-2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2-08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2-06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2-03-30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1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6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6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6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6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3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3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2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2000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9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8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7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6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6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6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5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5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3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9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9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8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7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6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6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6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6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6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5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5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4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373</text:p>
          </table:table-cell>
          <table:table-cell office:value-type="string" calcext:value-type="string">
            <text:p>QBAA nr Cook, BYRON LEANDER</text:p>
          </table:table-cell>
          <table:table-cell office:value-type="string" calcext:value-type="string">
            <text:p>198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50" meta:object-count="0"/>
    <meta:user-defined meta:name="AppVersion">3.0</meta:user-defined>
  </office:meta>
</office:document-meta>
</file>